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>
      <style:text-properties officeooo:rsid="000b3f6a" officeooo:paragraph-rsid="000b3f6a"/>
    </style:style>
    <style:style style:name="P2" style:family="paragraph" style:parent-style-name="Text_20_body">
      <style:text-properties officeooo:rsid="000b3f6a" officeooo:paragraph-rsid="000d0760"/>
    </style:style>
    <style:style style:name="P3" style:family="paragraph" style:parent-style-name="Text_20_body">
      <style:text-properties officeooo:rsid="000d0760" officeooo:paragraph-rsid="000d0760"/>
    </style:style>
    <style:style style:name="P4" style:family="paragraph" style:parent-style-name="Text_20_body">
      <style:text-properties officeooo:rsid="000d0760" officeooo:paragraph-rsid="000dfe89"/>
    </style:style>
    <style:style style:name="P5" style:family="paragraph" style:parent-style-name="Text_20_body">
      <style:text-properties officeooo:rsid="000d8769" officeooo:paragraph-rsid="000d8769"/>
    </style:style>
    <style:style style:name="P6" style:family="paragraph" style:parent-style-name="Text_20_body">
      <style:text-properties officeooo:rsid="000dfe89" officeooo:paragraph-rsid="000dfe89"/>
    </style:style>
    <style:style style:name="P7" style:family="paragraph" style:parent-style-name="Text_20_body">
      <style:text-properties officeooo:paragraph-rsid="000b3f6a"/>
    </style:style>
    <style:style style:name="P8" style:family="paragraph" style:parent-style-name="Text_20_body">
      <style:text-properties officeooo:rsid="000f72fb" officeooo:paragraph-rsid="000f72fb"/>
    </style:style>
    <style:style style:name="P9" style:family="paragraph" style:parent-style-name="Text_20_body">
      <style:text-properties officeooo:rsid="0011138e" officeooo:paragraph-rsid="0011138e"/>
    </style:style>
    <style:style style:name="T1" style:family="text">
      <style:text-properties officeooo:rsid="000d0760"/>
    </style:style>
    <style:style style:name="T2" style:family="text">
      <style:text-properties officeooo:rsid="000dfe89"/>
    </style:style>
    <style:style style:name="T3" style:family="text">
      <style:text-properties officeooo:rsid="000b3f6a"/>
    </style:style>
    <style:style style:name="T4" style:family="text">
      <style:text-properties officeooo:rsid="000f72fb"/>
    </style:style>
    <style:style style:name="T5" style:family="text">
      <style:text-properties officeooo:rsid="001113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A3 Compiladores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Gramática </text:h>
      <text:p text:style-name="Text_20_body"/>
      <text:p text:style-name="P1">A gramática do nosso compilador foi assim definida: </text:p>
      <text:p text:style-name="P2"><text:span text:style-name="T1">token<text:tab/> =<text:tab/> </text:span>&lt;inteiro&gt; ::= [0-9]+</text:p>
      <text:p text:style-name="P1"><text:tab/><text:tab/>&lt;flutuante&gt; ::= [0-9]+ <text:span text:style-name="T2">ou </text:span>[0-9]+.[0-9]+</text:p>
      <text:p text:style-name="P1"><text:tab/><text:tab/>&lt;banana&gt; ::= "[^"]*"<text:tab/></text:p>
      <text:p text:style-name="P2"><text:tab/><text:tab/>[A-Za-z]+ ::= [0-9]+ <text:span text:style-name="T2">ou</text:span> <text:s/>[0-9]+.[0-9]+ <text:span text:style-name="T2">ou</text:span><text:span text:style-name="T1"> </text:span>"[^"]*"</text:p>
      <text:p text:style-name="P1"><text:tab/><text:tab/>&lt;se&gt; (expr) <text:span text:style-name="T1">{token}</text:span></text:p>
      <text:p text:style-name="P1"><text:tab/><text:tab/>&lt;se&gt; (expr) &lt;senao&gt; <text:span text:style-name="T1">{token}</text:span></text:p>
      <text:p text:style-name="P1"><text:tab/><text:tab/>&lt;enquanto&gt; (expr) <text:span text:style-name="T1">{token}</text:span></text:p>
      <text:p text:style-name="P1"><text:tab/><text:tab/>&lt;para&gt; (<text:span text:style-name="T1">exprPara</text:span>) <text:span text:style-name="T1">{token}</text:span></text:p>
      <text:p text:style-name="P1"><text:tab/><text:tab/>ø</text:p>
      <text:p text:style-name="P3">expr<text:tab/>=<text:tab/><text:span text:style-name="T2">variável</text:span> == <text:span text:style-name="T2">variável</text:span></text:p>
      <text:p text:style-name="P3"><text:tab/><text:tab/><text:span text:style-name="T2">variável </text:span>!= <text:span text:style-name="T2">variável</text:span></text:p>
      <text:p text:style-name="P4"><text:tab/><text:tab/><text:span text:style-name="T2">variável</text:span> &gt;= <text:span text:style-name="T2">variável</text:span></text:p>
      <text:p text:style-name="P4"><text:tab/><text:tab/><text:span text:style-name="T2">variável</text:span> =&lt; <text:span text:style-name="T2">variável</text:span></text:p>
      <text:p text:style-name="P4"><text:tab/><text:tab/><text:span text:style-name="T2">variável</text:span> &gt; <text:span text:style-name="T2">variável</text:span></text:p>
      <text:p text:style-name="P4"><text:tab/><text:tab/><text:span text:style-name="T2">variável</text:span> &lt; <text:span text:style-name="T2">variável</text:span></text:p>
      <text:p text:style-name="P5">exprPara = <text:tab/>&lt;inteiro&gt; variavel, variavel &lt; [0-9]+, variavel++ <text:tab/></text:p>
      <text:p text:style-name="P6">variável <text:s/>=<text:tab/><text:span text:style-name="T1">[A-Za-z0-9]</text:span></text:p>
      <text:p text:style-name="P1"/>
      <text:h text:style-name="Heading_20_2" text:outline-level="2">Token inteiro: </text:h>
      <text:p text:style-name="P7"><text:span text:style-name="T3">Representa um valor int positivo de 16-bits. Recebe números de até </text:span>2,147,483,647. <text:span text:style-name="T3">Pode ser apenas declarado ou declarado e inicializado. </text:span></text:p>
      <text:p text:style-name="P1">Apenas declaração:</text:p>
      <text:p text:style-name="P1">inteiro x; </text:p>
      <text:p text:style-name="P1">Declaração e inicialização: </text:p>
      <text:p text:style-name="P1">inteiro x = 99; </text:p>
      <text:p text:style-name="P1">OBS. O token deve ser grafado corretamente e é necessário ter um espaço entre o token e a variável (neste exemplo, usamos a variável x). Além disso, deve-se terminar com o ponto e vírgula (;). </text:p>
      <text:p text:style-name="P1"/>
      <text:h text:style-name="Heading_20_2" text:outline-level="2"><text:soft-page-break/>Token flutuante: </text:h>
      <text:p text:style-name="P7"><text:span text:style-name="T3">Representa um valor inteiro ou float (decimal, ou seja, com ponto flutuante) positivo de até </text:span>3.4×10^38. <text:span text:style-name="T3">Pode ser apenas declarado ou declarado e inicializado. </text:span></text:p>
      <text:p text:style-name="P1">Apenas declaração:</text:p>
      <text:p text:style-name="P1">flutuante y;</text:p>
      <text:p text:style-name="P1">Declaração e inicialização (com ponto flutuante):</text:p>
      <text:p text:style-name="P1">flutuante y = 9.9; <text:s/></text:p>
      <text:p text:style-name="P1">Declaração e inicialização (sem ponto flutuante):</text:p>
      <text:p text:style-name="P1">flutuante y = 9; </text:p>
      <text:p text:style-name="P1"/>
      <text:p text:style-name="P1">OBS. O token deve ser grafado corretamente e é necessário ter um espaço entre o token e a variável (neste exemplo, usamos a variável y). Além disso, deve-se terminar com o ponto e vírgula (;). </text:p>
      <text:p text:style-name="P1"/>
      <text:h text:style-name="Heading_20_2" text:outline-level="2">Token banana: </text:h>
      <text:p text:style-name="P3">Representa uma string. Pode ser apenas declarado ou declarado e inicializado. </text:p>
      <text:p text:style-name="P3">Apenas declaração:</text:p>
      <text:p text:style-name="P3">banana y;</text:p>
      <text:p text:style-name="P3">Declaração e inicialização: </text:p>
      <text:p text:style-name="P3">banana y = “compiladores123”;</text:p>
      <text:p text:style-name="P3">OBS. O token deve ser grafado corretamento e é necessário ter um espaço entre o token e a variável (neste exemplo, usamos a variável z). Além disso, deve-se terminar com o ponto e vírgula (;). </text:p>
      <text:p text:style-name="P3"/>
      <text:h text:style-name="Heading_20_2" text:outline-level="2">In<text:span text:style-name="T4">i</text:span>cialização de variáveis já <text:span text:style-name="T4">declaradas:</text:span></text:h>
      <text:p text:style-name="P8">Pode-se inicializar variáveis já declaradas. Considerando x, y e z, resepectivamente, inteiro, flutuante e banana:</text:p>
      <text:p text:style-name="P8">x = 1;</text:p>
      <text:p text:style-name="P8">y = 2; ou y = 1.2; </text:p>
      <text:p text:style-name="P8">z = “olá mundo”; </text:p>
      <text:p text:style-name="P8"/>
      <text:p text:style-name="P8"/>
      <text:h text:style-name="Heading_20_2" text:outline-level="2"><text:soft-page-break/>Token<text:span text:style-name="T5">s </text:span>se <text:span text:style-name="T5">e se senão</text:span>:</text:h>
      <text:p text:style-name="P9">No token se é necessário uma expressão entre parênteses e depois chaves com outro token. No se senão, após as chaves há o senão e depois outras chaves com outro token. </text:p>
      <text:p text:style-name="P9"/>
      <text:h text:style-name="Heading_20_2" text:outline-level="2">Token enquanto:</text:h>
      <text:p text:style-name="P9">No token enquanto é necessário uma expressão entre parênteses e depois chaves com outro token. </text:p>
      <text:p text:style-name="P9"/>
      <text:h text:style-name="Heading_20_2" text:outline-level="2">Token para:</text:h>
      <text:p text:style-name="P9">No token para é necessário uma expressão específica entre parênteses e depois chaves com outro token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6T17:28:41.239580592</meta:creation-date>
    <dc:date>2024-11-16T19:14:59.463626144</dc:date>
    <meta:editing-duration>PT1H30M34S</meta:editing-duration>
    <meta:editing-cycles>5</meta:editing-cycles>
    <meta:generator>LibreOffice/24.8.3.2$Linux_X86_64 LibreOffice_project/480$Build-2</meta:generator>
    <meta:document-statistic meta:table-count="0" meta:image-count="0" meta:object-count="0" meta:page-count="4" meta:paragraph-count="54" meta:word-count="393" meta:character-count="2480" meta:non-whitespace-character-count="2084"/>
  </office:meta>
</office:document-meta>
</file>